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1674in" style:rel-column-width="29974*"/>
    </style:style>
    <style:style style:name="Table1.B" style:family="table-column">
      <style:table-column-properties style:column-width="1.6188in" style:rel-column-width="15319*"/>
    </style:style>
    <style:style style:name="Table1.C" style:family="table-column">
      <style:table-column-properties style:column-width="2.1389in" style:rel-column-width="20242*"/>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866in" style:rel-column-width="8191*"/>
    </style:style>
    <style:style style:name="Table5.A1" style:family="table-cell">
      <style:table-cell-properties fo:padding="0.0382in" fo:border-left="0.5pt solid #000000" fo:border-right="none" fo:border-top="0.5pt solid #000000" fo:border-bottom="0.5pt solid #000000"/>
    </style:style>
    <style:style style:name="Table5.H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H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padding="0.0382in" fo:border-left="0.5pt solid #000000" fo:border-right="none" fo:border-top="0.5pt solid #000000" fo:border-bottom="0.5pt solid #000000"/>
    </style:style>
    <style:style style:name="Table6.H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H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0.866in" style:rel-column-width="8191*"/>
    </style:style>
    <style:style style:name="Table7.A1" style:family="table-cell">
      <style:table-cell-properties fo:padding="0.0382in" fo:border-left="0.5pt solid #000000" fo:border-right="none" fo:border-top="0.5pt solid #000000" fo:border-bottom="0.5pt solid #000000"/>
    </style:style>
    <style:style style:name="Table7.H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H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0.866in" style:rel-column-width="8191*"/>
    </style:style>
    <style:style style:name="Table8.A1" style:family="table-cell">
      <style:table-cell-properties fo:padding="0.0382in" fo:border-left="0.5pt solid #000000" fo:border-right="none" fo:border-top="0.5pt solid #000000" fo:border-bottom="0.5pt solid #000000"/>
    </style:style>
    <style:style style:name="Table8.H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H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1674in" style:rel-column-width="29974*"/>
    </style:style>
    <style:style style:name="Table9.B" style:family="table-column">
      <style:table-column-properties style:column-width="1.6188in" style:rel-column-width="15319*"/>
    </style:style>
    <style:style style:name="Table9.C" style:family="table-column">
      <style:table-column-properties style:column-width="2.1389in" style:rel-column-width="20242*"/>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normal" officeooo:rsid="0006412f" officeooo:paragraph-rsid="0006412f" style:font-weight-asian="normal" style:font-weight-complex="normal"/>
    </style:style>
    <style:style style:name="P2" style:family="paragraph" style:parent-style-name="Standard">
      <style:text-properties fo:font-size="14pt" fo:font-weight="normal" officeooo:rsid="0009c805" officeooo:paragraph-rsid="0009c805" style:font-weight-asian="normal" style:font-weight-complex="normal"/>
    </style:style>
    <style:style style:name="P3" style:family="paragraph" style:parent-style-name="Standard">
      <style:text-properties fo:font-size="14pt" fo:font-weight="bold" officeooo:rsid="0006412f" officeooo:paragraph-rsid="0006412f" style:font-weight-asian="bold" style:font-weight-complex="bold"/>
    </style:style>
    <style:style style:name="P4" style:family="paragraph" style:parent-style-name="Table_20_Contents">
      <style:text-properties fo:font-size="14pt" officeooo:rsid="0006412f" officeooo:paragraph-rsid="0006412f"/>
    </style:style>
    <style:style style:name="P5" style:family="paragraph" style:parent-style-name="Standard">
      <style:text-properties fo:font-size="18pt" fo:font-weight="bold" officeooo:rsid="0006412f" officeooo:paragraph-rsid="0006412f" style:font-weight-asian="bold" style:font-weight-complex="bold"/>
    </style:style>
    <style:style style:name="P6" style:family="paragraph" style:parent-style-name="Standard">
      <style:text-properties fo:font-size="18pt" fo:font-weight="bold" officeooo:rsid="0009c805" officeooo:paragraph-rsid="0009c805" style:font-weight-asian="bold" style:font-weight-complex="bold"/>
    </style:style>
    <style:style style:name="P7" style:family="paragraph" style:parent-style-name="Standard">
      <style:paragraph-properties fo:text-align="center" style:justify-single-word="false"/>
      <style:text-properties fo:font-size="18pt" fo:font-weight="bold" officeooo:rsid="000b1afb" officeooo:paragraph-rsid="000b1afb" style:font-weight-asian="bold" style:font-weight-complex="bold"/>
    </style:style>
    <style:style style:name="P8" style:family="paragraph" style:parent-style-name="Standard">
      <style:text-properties fo:font-size="18pt" fo:font-weight="bold" officeooo:rsid="000b1afb" officeooo:paragraph-rsid="000b1afb" style:font-weight-asian="bold" style:font-weight-complex="bold"/>
    </style:style>
    <style:style style:name="P9" style:family="paragraph" style:parent-style-name="Standard">
      <style:text-properties fo:font-size="14pt" fo:font-weight="normal" officeooo:rsid="0006412f" officeooo:paragraph-rsid="0006412f" style:font-weight-asian="normal" style:font-weight-complex="normal"/>
    </style:style>
    <style:style style:name="P10" style:family="paragraph" style:parent-style-name="Standard">
      <style:text-properties fo:font-size="14pt" fo:font-weight="normal" officeooo:rsid="000d3f0b" officeooo:paragraph-rsid="000d3f0b" style:font-weight-asian="normal" style:font-weight-complex="normal"/>
    </style:style>
    <style:style style:name="P11" style:family="paragraph" style:parent-style-name="Standard">
      <style:text-properties fo:font-size="14pt" fo:font-weight="normal" officeooo:rsid="00138719" officeooo:paragraph-rsid="00138719" style:font-weight-asian="normal" style:font-weight-complex="normal"/>
    </style:style>
    <style:style style:name="P12" style:family="paragraph" style:parent-style-name="Standard">
      <style:text-properties fo:font-size="14pt" fo:font-weight="bold" officeooo:rsid="0006412f" officeooo:paragraph-rsid="0006412f" style:font-weight-asian="bold" style:font-weight-complex="bold"/>
    </style:style>
    <style:style style:name="P13" style:family="paragraph" style:parent-style-name="Standard">
      <style:text-properties fo:font-size="14pt" fo:font-weight="bold" officeooo:rsid="0006412f" officeooo:paragraph-rsid="000ed765" style:font-weight-asian="bold" style:font-weight-complex="bold"/>
    </style:style>
    <style:style style:name="P14" style:family="paragraph" style:parent-style-name="Standard">
      <style:text-properties fo:font-size="14pt" fo:font-weight="bold" officeooo:rsid="000d3f0b" officeooo:paragraph-rsid="000d3f0b" style:font-weight-asian="bold" style:font-weight-complex="bold"/>
    </style:style>
    <style:style style:name="P15" style:family="paragraph" style:parent-style-name="Standard">
      <style:text-properties fo:font-size="14pt" fo:font-weight="bold" officeooo:rsid="000d3f0b" officeooo:paragraph-rsid="000ed765" style:font-weight-asian="bold" style:font-weight-complex="bold"/>
    </style:style>
    <style:style style:name="P16" style:family="paragraph" style:parent-style-name="Standard">
      <style:text-properties fo:font-size="18pt" fo:font-weight="bold" officeooo:rsid="0006412f" officeooo:paragraph-rsid="000ed765" style:font-weight-asian="bold" style:font-weight-complex="bold"/>
    </style:style>
    <style:style style:name="P17" style:family="paragraph" style:parent-style-name="Standard">
      <style:text-properties officeooo:paragraph-rsid="0006412f"/>
    </style:style>
    <style:style style:name="P18" style:family="paragraph" style:parent-style-name="Table_20_Contents">
      <style:text-properties fo:font-size="14pt" officeooo:rsid="000d3f0b" officeooo:paragraph-rsid="000d3f0b"/>
    </style:style>
    <style:style style:name="P19" style:family="paragraph" style:parent-style-name="Table_20_Contents">
      <style:text-properties fo:font-size="14pt" officeooo:rsid="000d3f0b" officeooo:paragraph-rsid="000ed765"/>
    </style:style>
    <style:style style:name="P20" style:family="paragraph" style:parent-style-name="Table_20_Contents">
      <style:text-properties fo:font-size="14pt" officeooo:rsid="0006412f" officeooo:paragraph-rsid="0006412f"/>
    </style:style>
    <style:style style:name="P21" style:family="paragraph" style:parent-style-name="Table_20_Contents">
      <style:text-properties fo:font-size="14pt" officeooo:rsid="0006412f" officeooo:paragraph-rsid="000ed765"/>
    </style:style>
    <style:style style:name="P22" style:family="paragraph" style:parent-style-name="Table_20_Contents">
      <style:text-properties fo:font-size="14pt" officeooo:rsid="000ed765" officeooo:paragraph-rsid="000ed765"/>
    </style:style>
    <style:style style:name="P23" style:family="paragraph" style:parent-style-name="Table_20_Contents">
      <style:text-properties fo:font-size="14pt" officeooo:rsid="0012711b" officeooo:paragraph-rsid="0012711b"/>
    </style:style>
    <style:style style:name="T1" style:family="text">
      <style:text-properties fo:font-weight="normal" style:font-weight-asian="normal" style:font-weight-complex="normal"/>
    </style:style>
    <style:style style:name="T2" style:family="text">
      <style:text-properties fo:font-weight="normal" officeooo:rsid="000d3f0b" style:font-weight-asian="normal" style:font-weight-complex="normal"/>
    </style:style>
    <style:style style:name="T3" style:family="text">
      <style:text-properties fo:font-weight="normal" officeooo:rsid="000ed765" style:font-weight-asian="normal" style:font-weight-complex="normal"/>
    </style:style>
    <style:style style:name="T4" style:family="text">
      <style:text-properties officeooo:rsid="000d3f0b"/>
    </style:style>
    <style:style style:name="T5" style:family="text">
      <style:text-properties officeooo:rsid="000ed765"/>
    </style:style>
    <style:style style:name="T6" style:family="text">
      <style:text-properties officeooo:rsid="0010a8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thmandu Engineering College</text:p>
      <text:p text:style-name="P7">Kalimati, Kathmandu</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b Report on </text:p>
      <text:p text:style-name="P7">Instrumentation I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Name: <text:span text:style-name="T1">Adarsha Acharya<text:tab/><text:tab/><text:tab/><text:tab/></text:span>Sumbitted to:</text:p>
      <text:p text:style-name="P8">Group: <text:span text:style-name="T1">A1<text:tab/><text:tab/><text:tab/><text:tab/><text:tab/><text:tab/><text:tab/>The Department of</text:span></text:p>
      <text:p text:style-name="P8">Year: <text:span text:style-name="T1">III/I<text:tab/><text:tab/><text:tab/><text:tab/><text:tab/><text:tab/>Electronics, Communication </text:span></text:p>
      <text:p text:style-name="P8">Roll no: <text:span text:style-name="T1">13<text:tab/><text:tab/><text:tab/><text:tab/><text:tab/><text:tab/>and Information Engineering</text:span></text:p>
      <text:p text:style-name="P5"><text:soft-page-break/><text:span text:style-name="T4">Interfacing</text:span> 8255 PPI with 8085 (mode <text:span text:style-name="T4">1</text:span>)</text:p>
      <text:p text:style-name="P5"/>
      <text:p text:style-name="P5">Objective</text:p>
      <text:p text:style-name="P1">* To configure 8255 PPI in mode <text:span text:style-name="T4">1</text:span> and observe it’s application.</text:p>
      <text:p text:style-name="P1"/>
      <text:p text:style-name="P5">Theory</text:p>
      <text:p text:style-name="P1">PPI 8255 is general purpose programmable I/O interfacing device. It has 24 pins categorized as groups of 8 pins namely Port A, Port B and Port C. Port C can be further grouped as C upper and C lower but also, it can be used as an individual pin.</text:p>
      <text:p text:style-name="P1"/>
      <text:p text:style-name="P1">The functions of these ports are efined with control word in control register.</text:p>
      <text:p text:style-name="P1"/>
      <text:p text:style-name="P1">8255 can function in two different modes</text:p>
      <text:p text:style-name="P1">1) Bit Set/Reset mode (BSR mode)</text:p>
      <text:p text:style-name="P1">2) I/O mode</text:p>
      <text:p text:style-name="P1"/>
      <text:p text:style-name="P1">Mode <text:span text:style-name="T4">1</text:span> (basic I/O)</text:p>
      <text:p text:style-name="P1"><text:span text:style-name="T4">In mode1, handshake signals are exchanged between the MPU and peripherals prior to data transfer. Two ports A and B, function as 8-bit I/O ports. They can be configured either as input or output. </text:span></text:p>
      <text:p text:style-name="P10">When port A is programmed as an input port PC3, PC4 and PC5 are used for control, PC6 and PC7 are used for input or output, as programmed by bit D3 of the control word.</text:p>
      <text:p text:style-name="P10">When port A is programmed as an output port PC3, PC6, PC7 are used for control and PC4 and PC3 can be input or output, as programmed by bit D3 of the control word.</text:p>
      <text:p text:style-name="P10">When portB is to be programmed as input or output port PC0, PC1 and PC2 are all used for control.</text:p>
      <text:p text:style-name="P10"/>
      <text:p text:style-name="P10">MODE 1 Input control signals</text:p>
      <text:p text:style-name="P10">- STB</text:p>
      <text:p text:style-name="P10">- IBF</text:p>
      <text:p text:style-name="P10">- INTR</text:p>
      <text:p text:style-name="P10">- INTE</text:p>
      <text:p text:style-name="P10">Mode 1 Output Control Signals</text:p>
      <text:p text:style-name="P10">- OBF</text:p>
      <text:p text:style-name="P10">- ACK</text:p>
      <text:p text:style-name="P10">- INTR</text:p>
      <text:p text:style-name="P10">- INTE</text:p>
      <text:p text:style-name="P1"/>
      <text:p text:style-name="P1"/>
      <text:p text:style-name="P3">Q1) <text:span text:style-name="T1">Configure 8255A as Port A in mode </text:span><text:span text:style-name="T2">1</text:span><text:span text:style-name="T1"> as </text:span><text:span text:style-name="T2">input</text:span><text:span text:style-name="T1">, and Port B in mode 0 as </text:span><text:span text:style-name="T2">output</text:span><text:span text:style-name="T1">. </text:span><text:span text:style-name="T2">Read the port A and Display the content in port B.</text:span></text:p>
      <text:p text:style-name="P14"><text:soft-page-break/><text:span text:style-name="T1">(Use maskable interrupt M6.5)</text:span></text:p>
      <text:p text:style-name="P14"><text:span text:style-name="T1">Solution:</text:span></text:p>
      <text:p text:style-name="P14"><text:span text:style-name="T1">Control word for configuring 8255A for given condition is given below:</text:span></text:p>
      <table:table table:name="Table5" table:style-name="Table5">
        <table:table-column table:style-name="Table5.A" table:number-columns-repeated="8"/>
        <table:table-row>
          <table:table-cell table:style-name="Table5.A1" office:value-type="string">
            <text:p text:style-name="P18">D7</text:p>
          </table:table-cell>
          <table:table-cell table:style-name="Table5.A1" office:value-type="string">
            <text:p text:style-name="P18">D6</text:p>
          </table:table-cell>
          <table:table-cell table:style-name="Table5.A1" office:value-type="string">
            <text:p text:style-name="P18">D5</text:p>
          </table:table-cell>
          <table:table-cell table:style-name="Table5.A1" office:value-type="string">
            <text:p text:style-name="P18">D4</text:p>
          </table:table-cell>
          <table:table-cell table:style-name="Table5.A1" office:value-type="string">
            <text:p text:style-name="P18">D3</text:p>
          </table:table-cell>
          <table:table-cell table:style-name="Table5.A1" office:value-type="string">
            <text:p text:style-name="P18">D2</text:p>
          </table:table-cell>
          <table:table-cell table:style-name="Table5.A1" office:value-type="string">
            <text:p text:style-name="P18">D1</text:p>
          </table:table-cell>
          <table:table-cell table:style-name="Table5.H1" office:value-type="string">
            <text:p text:style-name="P18">D0</text:p>
          </table:table-cell>
        </table:table-row>
        <table:table-row>
          <table:table-cell table:style-name="Table5.A2" office:value-type="string">
            <text:p text:style-name="P18">0</text:p>
          </table:table-cell>
          <table:table-cell table:style-name="Table5.A2" office:value-type="string">
            <text:p text:style-name="P18">0</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0</text:p>
          </table:table-cell>
          <table:table-cell table:style-name="Table5.A2" office:value-type="string">
            <text:p text:style-name="P18">0</text:p>
          </table:table-cell>
          <table:table-cell table:style-name="Table5.A2" office:value-type="string">
            <text:p text:style-name="P18">0</text:p>
          </table:table-cell>
          <table:table-cell table:style-name="Table5.H2" office:value-type="string">
            <text:p text:style-name="P18">0</text:p>
          </table:table-cell>
        </table:table-row>
      </table:table>
      <text:p text:style-name="P14"><text:span text:style-name="T1"/></text:p>
      <text:p text:style-name="P14"><text:span text:style-name="T1">=BOH</text:span></text:p>
      <text:p text:style-name="P14"><text:span text:style-name="T1">Since we have to read data from port A, so setting the STB from port A we have to set PC4, then IO BSR mode. Control word is given below:</text:span></text:p>
      <text:p text:style-name="P14"/>
      <table:table table:name="Table6" table:style-name="Table6">
        <table:table-column table:style-name="Table6.A" table:number-columns-repeated="8"/>
        <table:table-row>
          <table:table-cell table:style-name="Table6.A1" office:value-type="string">
            <text:p text:style-name="P18">D7</text:p>
          </table:table-cell>
          <table:table-cell table:style-name="Table6.A1" office:value-type="string">
            <text:p text:style-name="P18">D6</text:p>
          </table:table-cell>
          <table:table-cell table:style-name="Table6.A1" office:value-type="string">
            <text:p text:style-name="P18">D5</text:p>
          </table:table-cell>
          <table:table-cell table:style-name="Table6.A1" office:value-type="string">
            <text:p text:style-name="P18">D4</text:p>
          </table:table-cell>
          <table:table-cell table:style-name="Table6.A1" office:value-type="string">
            <text:p text:style-name="P18">D3</text:p>
          </table:table-cell>
          <table:table-cell table:style-name="Table6.A1" office:value-type="string">
            <text:p text:style-name="P18">D2</text:p>
          </table:table-cell>
          <table:table-cell table:style-name="Table6.A1" office:value-type="string">
            <text:p text:style-name="P18">D1</text:p>
          </table:table-cell>
          <table:table-cell table:style-name="Table6.H1" office:value-type="string">
            <text:p text:style-name="P18">D0</text:p>
          </table:table-cell>
        </table:table-row>
        <table:table-row>
          <table:table-cell table:style-name="Table6.A2" office:value-type="string">
            <text:p text:style-name="P18">0</text:p>
          </table:table-cell>
          <table:table-cell table:style-name="Table6.A2" office:value-type="string">
            <text:p text:style-name="P18">0</text:p>
          </table:table-cell>
          <table:table-cell table:style-name="Table6.A2" office:value-type="string">
            <text:p text:style-name="P18">0</text:p>
          </table:table-cell>
          <table:table-cell table:style-name="Table6.A2" office:value-type="string">
            <text:p text:style-name="P18">0</text:p>
          </table:table-cell>
          <table:table-cell table:style-name="Table6.A2" office:value-type="string">
            <text:p text:style-name="P18">1</text:p>
          </table:table-cell>
          <table:table-cell table:style-name="Table6.A2" office:value-type="string">
            <text:p text:style-name="P18">0</text:p>
          </table:table-cell>
          <table:table-cell table:style-name="Table6.A2" office:value-type="string">
            <text:p text:style-name="P18">0</text:p>
          </table:table-cell>
          <table:table-cell table:style-name="Table6.H2" office:value-type="string">
            <text:p text:style-name="P18">1</text:p>
          </table:table-cell>
        </table:table-row>
      </table:table>
      <text:p text:style-name="P14"><text:span text:style-name="T1"/></text:p>
      <text:p text:style-name="P14"><text:span text:style-name="T1">=09H</text:span></text:p>
      <text:p text:style-name="P14"><text:span text:style-name="T1"/></text:p>
      <text:p text:style-name="P14"><text:span text:style-name="T1">For using maskable interrupt the control word is given by, </text:span></text:p>
      <text:p text:style-name="P14"/>
      <table:table table:name="Table7" table:style-name="Table7">
        <table:table-column table:style-name="Table7.A" table:number-columns-repeated="8"/>
        <table:table-row>
          <table:table-cell table:style-name="Table7.A1" office:value-type="string">
            <text:p text:style-name="P18">D7</text:p>
          </table:table-cell>
          <table:table-cell table:style-name="Table7.A1" office:value-type="string">
            <text:p text:style-name="P18">D6</text:p>
          </table:table-cell>
          <table:table-cell table:style-name="Table7.A1" office:value-type="string">
            <text:p text:style-name="P18">D5</text:p>
          </table:table-cell>
          <table:table-cell table:style-name="Table7.A1" office:value-type="string">
            <text:p text:style-name="P18">D4</text:p>
          </table:table-cell>
          <table:table-cell table:style-name="Table7.A1" office:value-type="string">
            <text:p text:style-name="P18">D3</text:p>
          </table:table-cell>
          <table:table-cell table:style-name="Table7.A1" office:value-type="string">
            <text:p text:style-name="P18">D2</text:p>
          </table:table-cell>
          <table:table-cell table:style-name="Table7.A1" office:value-type="string">
            <text:p text:style-name="P18">D1</text:p>
          </table:table-cell>
          <table:table-cell table:style-name="Table7.H1" office:value-type="string">
            <text:p text:style-name="P18">D0</text:p>
          </table:table-cell>
        </table:table-row>
        <table:table-row>
          <table:table-cell table:style-name="Table7.A2" office:value-type="string">
            <text:p text:style-name="P18">0</text:p>
          </table:table-cell>
          <table:table-cell table:style-name="Table7.A2" office:value-type="string">
            <text:p text:style-name="P18">0</text:p>
          </table:table-cell>
          <table:table-cell table:style-name="Table7.A2" office:value-type="string">
            <text:p text:style-name="P18">0</text:p>
          </table:table-cell>
          <table:table-cell table:style-name="Table7.A2" office:value-type="string">
            <text:p text:style-name="P18">0</text:p>
          </table:table-cell>
          <table:table-cell table:style-name="Table7.A2" office:value-type="string">
            <text:p text:style-name="P18">1</text:p>
          </table:table-cell>
          <table:table-cell table:style-name="Table7.A2" office:value-type="string">
            <text:p text:style-name="P18">1</text:p>
          </table:table-cell>
          <table:table-cell table:style-name="Table7.A2" office:value-type="string">
            <text:p text:style-name="P18">0</text:p>
          </table:table-cell>
          <table:table-cell table:style-name="Table7.H2" office:value-type="string">
            <text:p text:style-name="P18">1</text:p>
          </table:table-cell>
        </table:table-row>
      </table:table>
      <text:p text:style-name="P14"><text:span text:style-name="T1"/></text:p>
      <text:p text:style-name="P14"><text:span text:style-name="T1">=0DH</text:span></text:p>
      <text:p text:style-name="P3"><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4">Mnemonics</text:p>
          </table:table-cell>
          <table:table-cell table:style-name="Table1.A1" office:value-type="string">
            <text:p text:style-name="P4">Op Code</text:p>
          </table:table-cell>
          <table:table-cell table:style-name="Table1.C1" office:value-type="string">
            <text:p text:style-name="P4">Address</text:p>
          </table:table-cell>
        </table:table-row>
        <table:table-row>
          <table:table-cell table:style-name="Table1.A2" office:value-type="string">
            <text:p text:style-name="P4">MVI A, <text:span text:style-name="T4">BOH</text:span></text:p>
            <text:p text:style-name="P4"/>
            <text:p text:style-name="P4">OUT 83H</text:p>
            <text:p text:style-name="P4"/>
            <text:p text:style-name="P18">MVI <text:span text:style-name="T5">A, 09H</text:span></text:p>
            <text:p text:style-name="P4"/>
            <text:p text:style-name="P4">OUT 8<text:span text:style-name="T5">3</text:span>H</text:p>
            <text:p text:style-name="P4"/>
            <text:p text:style-name="P22">EI</text:p>
            <text:p text:style-name="P22">MVI A 0DH</text:p>
            <text:p text:style-name="P22"/>
            <text:p text:style-name="P22">SIM</text:p>
            <text:p text:style-name="P22">JMP 800CH</text:p>
            <text:p text:style-name="P22"/>
            <text:p text:style-name="P22"/>
            <text:p text:style-name="P22">IN 80H</text:p>
            <text:p text:style-name="P22"><text:soft-page-break/></text:p>
            <text:p text:style-name="P22">OUT 81H</text:p>
            <text:p text:style-name="P22"/>
            <text:p text:style-name="P22">JMP 8F39H</text:p>
          </table:table-cell>
          <table:table-cell table:style-name="Table1.A2" office:value-type="string">
            <text:p text:style-name="P4">3EH</text:p>
            <text:p text:style-name="P4"><text:span text:style-name="T5">B0</text:span>H</text:p>
            <text:p text:style-name="P4">D3H</text:p>
            <text:p text:style-name="P4">83H</text:p>
            <text:p text:style-name="P22">3EH</text:p>
            <text:p text:style-name="P4"><text:span text:style-name="T5">09</text:span>H</text:p>
            <text:p text:style-name="P4">D3H</text:p>
            <text:p text:style-name="P4">8<text:span text:style-name="T5">3</text:span>H</text:p>
            <text:p text:style-name="P22">FBH</text:p>
            <text:p text:style-name="P22">3EH</text:p>
            <text:p text:style-name="P22">0DH</text:p>
            <text:p text:style-name="P22">30H</text:p>
            <text:p text:style-name="P22">C3H</text:p>
            <text:p text:style-name="P22">0CH</text:p>
            <text:p text:style-name="P22">80H</text:p>
            <text:p text:style-name="P22">D3H</text:p>
            <text:p text:style-name="P22"><text:soft-page-break/>80H</text:p>
            <text:p text:style-name="P22">D3H</text:p>
            <text:p text:style-name="P22">81H</text:p>
            <text:p text:style-name="P22">C3H</text:p>
            <text:p text:style-name="P22">39H</text:p>
            <text:p text:style-name="P22">8FH</text:p>
          </table:table-cell>
          <table:table-cell table:style-name="Table1.C2" office:value-type="string">
            <text:p text:style-name="P4">8000H</text:p>
            <text:p text:style-name="P4">8001H</text:p>
            <text:p text:style-name="P4">8002H</text:p>
            <text:p text:style-name="P4">8003H</text:p>
            <text:p text:style-name="P4">8004H</text:p>
            <text:p text:style-name="P4">8005H</text:p>
            <text:p text:style-name="P4">8006H</text:p>
            <text:p text:style-name="P4">8007H</text:p>
            <text:p text:style-name="P4">8008H</text:p>
            <text:p text:style-name="P22">8009H</text:p>
            <text:p text:style-name="P22">800AH</text:p>
            <text:p text:style-name="P22">800BH</text:p>
            <text:p text:style-name="P22">800CH</text:p>
            <text:p text:style-name="P22">800DH</text:p>
            <text:p text:style-name="P22">800EH</text:p>
            <text:p text:style-name="P22">800FH</text:p>
            <text:p text:style-name="P22"><text:soft-page-break/>8010H</text:p>
            <text:p text:style-name="P22">8011H</text:p>
            <text:p text:style-name="P22">8012H</text:p>
            <text:p text:style-name="P22">8013H</text:p>
            <text:p text:style-name="P22"/>
          </table:table-cell>
        </table:table-row>
      </table:table>
      <text:p text:style-name="P3"><text:span text:style-name="T1"><text:tab/><text:tab/></text:span></text:p>
      <text:p text:style-name="P3"><text:span text:style-name="T1"/></text:p>
      <text:p text:style-name="P17"/>
      <text:p text:style-name="P13">Q<text:span text:style-name="T5">2</text:span>) <text:span text:style-name="T1">Configure 8255A as Port A in mode </text:span><text:span text:style-name="T3">0</text:span><text:span text:style-name="T1"> as </text:span><text:span text:style-name="T3">out</text:span><text:span text:style-name="T2">put</text:span><text:span text:style-name="T1">, and Port B in mode </text:span><text:span text:style-name="T3">1</text:span><text:span text:style-name="T1"> as </text:span><text:span text:style-name="T3">in</text:span><text:span text:style-name="T2">put</text:span><text:span text:style-name="T1">. </text:span><text:span text:style-name="T2">Read the port </text:span><text:span text:style-name="T3">B</text:span><text:span text:style-name="T2"> and Display the content in port </text:span><text:span text:style-name="T3">A</text:span><text:span text:style-name="T2">.</text:span></text:p>
      <text:p text:style-name="P15"><text:span text:style-name="T1">(Use maskable interrupt M6.5)</text:span></text:p>
      <text:p text:style-name="P15"><text:span text:style-name="T1">Solution:</text:span></text:p>
      <text:p text:style-name="P15"><text:span text:style-name="T1">Control word for configuring 8255A for given condition is given below:</text:span></text:p>
      <table:table table:name="Table3" table:style-name="Table3">
        <table:table-column table:style-name="Table3.A" table:number-columns-repeated="8"/>
        <table:table-row>
          <table:table-cell table:style-name="Table3.A1" office:value-type="string">
            <text:p text:style-name="P19">D7</text:p>
          </table:table-cell>
          <table:table-cell table:style-name="Table3.A1" office:value-type="string">
            <text:p text:style-name="P19">D6</text:p>
          </table:table-cell>
          <table:table-cell table:style-name="Table3.A1" office:value-type="string">
            <text:p text:style-name="P19">D5</text:p>
          </table:table-cell>
          <table:table-cell table:style-name="Table3.A1" office:value-type="string">
            <text:p text:style-name="P19">D4</text:p>
          </table:table-cell>
          <table:table-cell table:style-name="Table3.A1" office:value-type="string">
            <text:p text:style-name="P19">D3</text:p>
          </table:table-cell>
          <table:table-cell table:style-name="Table3.A1" office:value-type="string">
            <text:p text:style-name="P19">D2</text:p>
          </table:table-cell>
          <table:table-cell table:style-name="Table3.A1" office:value-type="string">
            <text:p text:style-name="P19">D1</text:p>
          </table:table-cell>
          <table:table-cell table:style-name="Table3.H1" office:value-type="string">
            <text:p text:style-name="P19">D0</text:p>
          </table:table-cell>
        </table:table-row>
        <table:table-row>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22">0</text:p>
          </table:table-cell>
          <table:table-cell table:style-name="Table3.A2" office:value-type="string">
            <text:p text:style-name="P22">0</text:p>
          </table:table-cell>
          <table:table-cell table:style-name="Table3.A2" office:value-type="string">
            <text:p text:style-name="P19">0</text:p>
          </table:table-cell>
          <table:table-cell table:style-name="Table3.A2" office:value-type="string">
            <text:p text:style-name="P22">1</text:p>
          </table:table-cell>
          <table:table-cell table:style-name="Table3.A2" office:value-type="string">
            <text:p text:style-name="P22">1</text:p>
          </table:table-cell>
          <table:table-cell table:style-name="Table3.H2" office:value-type="string">
            <text:p text:style-name="P19">0</text:p>
          </table:table-cell>
        </table:table-row>
      </table:table>
      <text:p text:style-name="P15"><text:span text:style-name="T1"/></text:p>
      <text:p text:style-name="P15"><text:span text:style-name="T1">=</text:span><text:span text:style-name="T3">86</text:span><text:span text:style-name="T1">H</text:span></text:p>
      <text:p text:style-name="P15"><text:span text:style-name="T1">Since we have to read data from port </text:span><text:span text:style-name="T3">B</text:span><text:span text:style-name="T1">, so setting the STB from port </text:span><text:span text:style-name="T3">B</text:span><text:span text:style-name="T1"> we have to set PC</text:span><text:span text:style-name="T3">2</text:span><text:span text:style-name="T1">, then I</text:span><text:span text:style-name="T3">N</text:span><text:span text:style-name="T1"> BSR mode. Control word is given below:</text:span></text:p>
      <text:p text:style-name="P15"/>
      <table:table table:name="Table4" table:style-name="Table4">
        <table:table-column table:style-name="Table4.A" table:number-columns-repeated="8"/>
        <table:table-row>
          <table:table-cell table:style-name="Table4.A1" office:value-type="string">
            <text:p text:style-name="P19">D7</text:p>
          </table:table-cell>
          <table:table-cell table:style-name="Table4.A1" office:value-type="string">
            <text:p text:style-name="P19">D6</text:p>
          </table:table-cell>
          <table:table-cell table:style-name="Table4.A1" office:value-type="string">
            <text:p text:style-name="P19">D5</text:p>
          </table:table-cell>
          <table:table-cell table:style-name="Table4.A1" office:value-type="string">
            <text:p text:style-name="P19">D4</text:p>
          </table:table-cell>
          <table:table-cell table:style-name="Table4.A1" office:value-type="string">
            <text:p text:style-name="P19">D3</text:p>
          </table:table-cell>
          <table:table-cell table:style-name="Table4.A1" office:value-type="string">
            <text:p text:style-name="P19">D2</text:p>
          </table:table-cell>
          <table:table-cell table:style-name="Table4.A1" office:value-type="string">
            <text:p text:style-name="P19">D1</text:p>
          </table:table-cell>
          <table:table-cell table:style-name="Table4.H1" office:value-type="string">
            <text:p text:style-name="P19">D0</text:p>
          </table:table-cell>
        </table:table-row>
        <table:table-row>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22">0</text:p>
          </table:table-cell>
          <table:table-cell table:style-name="Table4.A2" office:value-type="string">
            <text:p text:style-name="P22">1</text:p>
          </table:table-cell>
          <table:table-cell table:style-name="Table4.A2" office:value-type="string">
            <text:p text:style-name="P19">0</text:p>
          </table:table-cell>
          <table:table-cell table:style-name="Table4.H2" office:value-type="string">
            <text:p text:style-name="P19">1</text:p>
          </table:table-cell>
        </table:table-row>
      </table:table>
      <text:p text:style-name="P15"><text:span text:style-name="T1"/></text:p>
      <text:p text:style-name="P15"><text:span text:style-name="T1">=09H</text:span></text:p>
      <text:p text:style-name="P15"><text:span text:style-name="T1"/></text:p>
      <text:p text:style-name="P15"><text:span text:style-name="T1">For using maskable interrupt the control word is given by, </text:span></text:p>
      <text:p text:style-name="P15"/>
      <table:table table:name="Table8" table:style-name="Table8">
        <table:table-column table:style-name="Table8.A" table:number-columns-repeated="8"/>
        <table:table-row>
          <table:table-cell table:style-name="Table8.A1" office:value-type="string">
            <text:p text:style-name="P19">D7</text:p>
          </table:table-cell>
          <table:table-cell table:style-name="Table8.A1" office:value-type="string">
            <text:p text:style-name="P19">D6</text:p>
          </table:table-cell>
          <table:table-cell table:style-name="Table8.A1" office:value-type="string">
            <text:p text:style-name="P19">D5</text:p>
          </table:table-cell>
          <table:table-cell table:style-name="Table8.A1" office:value-type="string">
            <text:p text:style-name="P19">D4</text:p>
          </table:table-cell>
          <table:table-cell table:style-name="Table8.A1" office:value-type="string">
            <text:p text:style-name="P19">D3</text:p>
          </table:table-cell>
          <table:table-cell table:style-name="Table8.A1" office:value-type="string">
            <text:p text:style-name="P19">D2</text:p>
          </table:table-cell>
          <table:table-cell table:style-name="Table8.A1" office:value-type="string">
            <text:p text:style-name="P19">D1</text:p>
          </table:table-cell>
          <table:table-cell table:style-name="Table8.H1" office:value-type="string">
            <text:p text:style-name="P19">D0</text:p>
          </table:table-cell>
        </table:table-row>
        <table:table-row>
          <table:table-cell table:style-name="Table8.A2" office:value-type="string">
            <text:p text:style-name="P19">0</text:p>
          </table:table-cell>
          <table:table-cell table:style-name="Table8.A2" office:value-type="string">
            <text:p text:style-name="P19">0</text:p>
          </table:table-cell>
          <table:table-cell table:style-name="Table8.A2" office:value-type="string">
            <text:p text:style-name="P19">0</text:p>
          </table:table-cell>
          <table:table-cell table:style-name="Table8.A2" office:value-type="string">
            <text:p text:style-name="P19">0</text:p>
          </table:table-cell>
          <table:table-cell table:style-name="Table8.A2" office:value-type="string">
            <text:p text:style-name="P19">1</text:p>
          </table:table-cell>
          <table:table-cell table:style-name="Table8.A2" office:value-type="string">
            <text:p text:style-name="P19">1</text:p>
          </table:table-cell>
          <table:table-cell table:style-name="Table8.A2" office:value-type="string">
            <text:p text:style-name="P19">0</text:p>
          </table:table-cell>
          <table:table-cell table:style-name="Table8.H2" office:value-type="string">
            <text:p text:style-name="P19">1</text:p>
          </table:table-cell>
        </table:table-row>
      </table:table>
      <text:p text:style-name="P15"><text:span text:style-name="T1"/></text:p>
      <text:p text:style-name="P15"><text:span text:style-name="T1">=0DH</text:span></text:p>
      <text:p text:style-name="P13"><text:span text:style-name="T1"/></text:p>
      <table:table table:name="Table9" table:style-name="Table9">
        <table:table-column table:style-name="Table9.A"/>
        <table:table-column table:style-name="Table9.B"/>
        <table:table-column table:style-name="Table9.C"/>
        <table:table-row>
          <table:table-cell table:style-name="Table9.A1" office:value-type="string">
            <text:p text:style-name="P21">Mnemonics</text:p>
          </table:table-cell>
          <table:table-cell table:style-name="Table9.A1" office:value-type="string">
            <text:p text:style-name="P21">Op Code</text:p>
          </table:table-cell>
          <table:table-cell table:style-name="Table9.C1" office:value-type="string">
            <text:p text:style-name="P21">Address</text:p>
          </table:table-cell>
        </table:table-row>
        <table:table-row>
          <table:table-cell table:style-name="Table9.A2" office:value-type="string">
            <text:p text:style-name="P21">MVI A, <text:span text:style-name="T5">86</text:span><text:span text:style-name="T4">H</text:span></text:p>
            <text:p text:style-name="P21"/>
            <text:p text:style-name="P21">OUT 83H</text:p>
            <text:p text:style-name="P21"/>
            <text:p text:style-name="P19"><text:soft-page-break/>MVI <text:span text:style-name="T5">A, 05H</text:span></text:p>
            <text:p text:style-name="P21"/>
            <text:p text:style-name="P21">OUT 8<text:span text:style-name="T5">3</text:span>H</text:p>
            <text:p text:style-name="P21"/>
            <text:p text:style-name="P22">EI</text:p>
            <text:p text:style-name="P22">MVI A 0EH</text:p>
            <text:p text:style-name="P22"/>
            <text:p text:style-name="P22">SIM</text:p>
            <text:p text:style-name="P22">JMP 800CH</text:p>
            <text:p text:style-name="P22"/>
            <text:p text:style-name="P22"/>
            <text:p text:style-name="P22">IN 81H</text:p>
            <text:p text:style-name="P22"/>
            <text:p text:style-name="P22">OUT 80H</text:p>
            <text:p text:style-name="P22"/>
            <text:p text:style-name="P22">JMP 8F<text:span text:style-name="T6">B3</text:span>H</text:p>
          </table:table-cell>
          <table:table-cell table:style-name="Table9.A2" office:value-type="string">
            <text:p text:style-name="P21">3EH</text:p>
            <text:p text:style-name="P21"><text:span text:style-name="T5">86</text:span>H</text:p>
            <text:p text:style-name="P21">D3H</text:p>
            <text:p text:style-name="P21">83H</text:p>
            <text:p text:style-name="P22"><text:soft-page-break/>3EH</text:p>
            <text:p text:style-name="P21"><text:span text:style-name="T5">05</text:span>H</text:p>
            <text:p text:style-name="P21">D3H</text:p>
            <text:p text:style-name="P21">8<text:span text:style-name="T5">3</text:span>H</text:p>
            <text:p text:style-name="P22">FBH</text:p>
            <text:p text:style-name="P22">3EH</text:p>
            <text:p text:style-name="P22">0EH</text:p>
            <text:p text:style-name="P22">30H</text:p>
            <text:p text:style-name="P22">C3H</text:p>
            <text:p text:style-name="P22">0CH</text:p>
            <text:p text:style-name="P22">80H</text:p>
            <text:p text:style-name="P22">D3H</text:p>
            <text:p text:style-name="P22">81H</text:p>
            <text:p text:style-name="P22">D3H</text:p>
            <text:p text:style-name="P22">80H</text:p>
            <text:p text:style-name="P22">C3H</text:p>
            <text:p text:style-name="P22"><text:span text:style-name="T6">B3</text:span>H</text:p>
            <text:p text:style-name="P22">8FH</text:p>
          </table:table-cell>
          <table:table-cell table:style-name="Table9.C2" office:value-type="string">
            <text:p text:style-name="P21">8000H</text:p>
            <text:p text:style-name="P21">8001H</text:p>
            <text:p text:style-name="P21">8002H</text:p>
            <text:p text:style-name="P21">8003H</text:p>
            <text:p text:style-name="P21"><text:soft-page-break/>8004H</text:p>
            <text:p text:style-name="P21">8005H</text:p>
            <text:p text:style-name="P21">8006H</text:p>
            <text:p text:style-name="P21">8007H</text:p>
            <text:p text:style-name="P21">8008H</text:p>
            <text:p text:style-name="P22">8009H</text:p>
            <text:p text:style-name="P22">800AH</text:p>
            <text:p text:style-name="P22">800BH</text:p>
            <text:p text:style-name="P22">800CH</text:p>
            <text:p text:style-name="P22">800DH</text:p>
            <text:p text:style-name="P22">800EH</text:p>
            <text:p text:style-name="P22">800FH</text:p>
            <text:p text:style-name="P22">8010H</text:p>
            <text:p text:style-name="P22">8011H</text:p>
            <text:p text:style-name="P22">8012H</text:p>
            <text:p text:style-name="P22">8013H</text:p>
            <text:p text:style-name="P23">8014H</text:p>
            <text:p text:style-name="P23">8015H</text:p>
          </table:table-cell>
        </table:table-row>
      </table:table>
      <text:p text:style-name="P13"><text:span text:style-name="T1"><text:tab/><text:tab/></text:span></text:p>
      <text:p text:style-name="P13"><text:span text:style-name="T1"/></text:p>
      <text:p text:style-name="P16">Discussion: </text:p>
      <text:p text:style-name="P11">Using Port A and Port B as input and output one by one, we checked the functionality of the interrupt signals and their respective addresses where their respective code runs from.</text:p>
      <text:p text:style-name="P2"/>
      <text:p text:style-name="P6">Conclusion</text:p>
      <text:p text:style-name="P11">Hence, we learnt how 8255PPI works in mode 1 and how ports produce and accepts handshaking sign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5T22:39:18.985132024</meta:creation-date>
    <dc:date>2024-07-03T10:13:14.480517872</dc:date>
    <meta:editing-duration>PT51M38S</meta:editing-duration>
    <meta:editing-cycles>7</meta:editing-cycles>
    <meta:generator>LibreOffice/24.2.3.2$Linux_X86_64 LibreOffice_project/420$Build-2</meta:generator>
    <meta:print-date>2024-06-26T05:23:23.366015296</meta:print-date>
    <meta:printed-by>PDF files</meta:printed-by>
    <meta:document-statistic meta:table-count="8" meta:image-count="0" meta:object-count="0" meta:page-count="5" meta:paragraph-count="266" meta:word-count="746" meta:character-count="3395" meta:non-whitespace-character-count="2884"/>
  </office:meta>
</office:document-meta>
</file>